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2.2cm" style:rel-column-width="8479*"/>
    </style:style>
    <style:style style:name="表格1.B" style:family="table-column">
      <style:table-column-properties style:column-width="14.801cm" style:rel-column-width="57056*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1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表格2" style:family="table">
      <style:table-properties style:width="17cm" style:rel-width="100%" table:align="left"/>
    </style:style>
    <style:style style:name="表格2.A" style:family="table-column">
      <style:table-column-properties style:column-width="1.75cm" style:rel-column-width="6745*"/>
    </style:style>
    <style:style style:name="表格2.B" style:family="table-column">
      <style:table-column-properties style:column-width="15.251cm" style:rel-column-width="58790*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2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表格3" style:family="table">
      <style:table-properties style:width="17cm" style:rel-width="100%" table:align="left"/>
    </style:style>
    <style:style style:name="表格3.A" style:family="table-column">
      <style:table-column-properties style:column-width="1.741cm" style:rel-column-width="6711*"/>
    </style:style>
    <style:style style:name="表格3.B" style:family="table-column">
      <style:table-column-properties style:column-width="15.259cm" style:rel-column-width="58824*"/>
    </style:style>
    <style:style style:name="表格3.1" style:family="table-row">
      <style:table-row-properties fo:background-color="#ffffff">
        <style:background-image/>
      </style:table-row-properties>
    </style:style>
    <style:style style:name="表格3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3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表格4" style:family="table">
      <style:table-properties style:width="17cm" style:rel-width="100%" table:align="left"/>
    </style:style>
    <style:style style:name="表格4.A" style:family="table-column">
      <style:table-column-properties style:column-width="3.582cm" style:rel-column-width="13810*"/>
    </style:style>
    <style:style style:name="表格4.B" style:family="table-column">
      <style:table-column-properties style:column-width="13.418cm" style:rel-column-width="51725*"/>
    </style:style>
    <style:style style:name="表格4.1" style:family="table-row">
      <style:table-row-properties fo:background-color="#ffffff">
        <style:background-image/>
      </style:table-row-properties>
    </style:style>
    <style:style style:name="表格4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4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P1" style:family="paragraph" style:parent-style-name="Standard">
      <style:text-properties officeooo:rsid="000140f9" officeooo:paragraph-rsid="000140f9" style:language-asian="zh" style:country-asian="CN"/>
    </style:style>
    <style:style style:name="P2" style:family="paragraph" style:parent-style-name="Standard">
      <style:text-properties fo:font-size="26pt" fo:font-weight="bold" officeooo:rsid="000140f9" officeooo:paragraph-rsid="000140f9" style:font-size-asian="26pt" style:language-asian="zh" style:country-asian="CN" style:font-weight-asian="bold" style:font-size-complex="26pt" style:font-weight-complex="bold"/>
    </style:style>
    <style:style style:name="P3" style:family="paragraph" style:parent-style-name="Standard">
      <style:text-properties fo:font-size="17.1000003814697pt" fo:font-weight="normal" officeooo:rsid="000140f9" officeooo:paragraph-rsid="000140f9" style:font-size-asian="15pt" style:language-asian="zh" style:country-asian="CN" style:font-weight-asian="normal" style:font-size-complex="17.1000003814697pt" style:font-weight-complex="normal"/>
    </style:style>
    <style:style style:name="P4" style:family="paragraph" style:parent-style-name="Standard">
      <style:text-properties fo:font-size="17.1000003814697pt" fo:font-weight="normal" officeooo:rsid="0002bdc5" officeooo:paragraph-rsid="0002bdc5" style:font-size-asian="15pt" style:language-asian="zh" style:country-asian="CN" style:font-weight-asian="normal" style:font-size-complex="17.1000003814697pt" style:font-weight-complex="normal"/>
    </style:style>
    <style:style style:name="P5" style:family="paragraph" style:parent-style-name="Table_20_Contents">
      <style:paragraph-properties fo:text-align="end" style:justify-single-word="false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etAddress类</text:p>
      <text:p text:style-name="P3">InetAddress是用于管理IP的类，没有构造器</text:p>
      <text:p text:style-name="P3">1，单例模式</text:p>
      <text:p text:style-name="P3">2，根据静态的方法来返回该对象</text:p>
      <text:p text:style-name="P3">方法：</text:p>
      <text:p text:style-name="P4">// 获得本机IP地址</text:p>
      <text:p text:style-name="P4">InetAddress ia=InetAddress.getLocalHost();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5"><text:span text:style-name="Source_20_Text"><text:span text:style-name="T1"><office:annotation><dc:date>2018-01-06T22:33:57.065000000</dc:date><text:p>HTML: &lt;NOSCRIPT&gt;</text:p></office:annotation></text:span></text:span><text:span text:style-name="Source_20_Text"><text:span text:style-name="T1"><office:annotation><dc:date>2018-01-06T22:33:57.065000000</dc:date><text:p>HTML: &lt;/NOSCRIPT&gt;</text:p></office:annotation></text:span></text:span><text:span text:style-name="Source_20_Text"><text:span text:style-name="T1">InetAddress</text:span></text:span></text:p>
          </table:table-cell>
          <table:table-cell table:style-name="表格1.B1" office:value-type="string">
            <text:p text:style-name="Table_20_Contents"><text:span text:style-name="Source_20_Text"><text:span text:style-name="T2">getLocalHost</text:span></text:span><text:span text:style-name="Source_20_Text">()</text:span> <text:line-break/>          返回本地主机。</text:p>
          </table:table-cell>
        </table:table-row>
      </table:table>
      <text:p text:style-name="P4">//获得本机的IP地址字符串</text:p>
      <text:p text:style-name="P4">String ip=ia.getHostAddress();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5"><text:span text:style-name="Source_20_Text"><office:annotation><dc:date>2018-01-06T22:39:19.960000000</dc:date><text:p>HTML: &lt;NOSCRIPT&gt;</text:p></office:annotation></text:span><text:span text:style-name="Source_20_Text"><office:annotation><dc:date>2018-01-06T22:39:19.960000000</dc:date><text:p>HTML: &lt;/NOSCRIPT&gt;</text:p></office:annotation></text:span><text:span text:style-name="Source_20_Text"> </text:span><text:span text:style-name="Source_20_Text"><text:span text:style-name="T1">String</text:span></text:span></text:p>
          </table:table-cell>
          <table:table-cell table:style-name="表格2.B1" office:value-type="string">
            <text:p text:style-name="Table_20_Contents"><text:span text:style-name="Source_20_Text"><text:span text:style-name="T2">getHostAddress</text:span></text:span><text:span text:style-name="Source_20_Text">()</text:span> <text:line-break/>          返回 IP 地址字符串（以文本表现形式）。</text:p>
          </table:table-cell>
        </table:table-row>
      </table:table>
      <text:p text:style-name="P4">//获得主机名</text:p>
      <text:p text:style-name="P4">String name=ia.getHostName();</text:p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5"><text:span text:style-name="Source_20_Text"><office:annotation><dc:date>2018-01-06T22:40:55.555000000</dc:date><text:p>HTML: &lt;NOSCRIPT&gt;</text:p></office:annotation></text:span><text:span text:style-name="Source_20_Text"><office:annotation><dc:date>2018-01-06T22:40:55.555000000</dc:date><text:p>HTML: &lt;/NOSCRIPT&gt;</text:p></office:annotation></text:span><text:span text:style-name="Source_20_Text"> </text:span><text:span text:style-name="Source_20_Text"><text:span text:style-name="T1">String</text:span></text:span></text:p>
          </table:table-cell>
          <table:table-cell table:style-name="表格3.B1" office:value-type="string">
            <text:p text:style-name="Table_20_Contents"><text:span text:style-name="Source_20_Text"><text:span text:style-name="T2">getHostName</text:span></text:span><text:span text:style-name="Source_20_Text">()</text:span> <text:line-break/>          获取此 IP 地址的主机名。</text:p>
          </table:table-cell>
        </table:table-row>
      </table:table>
      <text:p text:style-name="P4">//根据主机名获得IP对象地址,可以获取其他主机的ip</text:p>
      <text:p text:style-name="P4">InetAddress ia1=InetAddress.getByName("pc-PC");</text:p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P5"><text:span text:style-name="Source_20_Text"><text:span text:style-name="T1"><office:annotation><dc:date>2018-01-06T22:44:45.433000000</dc:date><text:p>HTML: &lt;NOSCRIPT&gt;</text:p></office:annotation></text:span></text:span><text:span text:style-name="Source_20_Text"><text:span text:style-name="T1"><office:annotation><dc:date>2018-01-06T22:44:45.433000000</dc:date><text:p>HTML: &lt;/NOSCRIPT&gt;</text:p></office:annotation></text:span></text:span><text:span text:style-name="Source_20_Text"><text:span text:style-name="T1">static </text:span></text:span><text:span text:style-name="Source_20_Text"><text:span text:style-name="T1">InetAddress</text:span></text:span></text:p>
          </table:table-cell>
          <table:table-cell table:style-name="表格4.B1" office:value-type="string">
            <text:p text:style-name="Table_20_Contents"><text:span text:style-name="Source_20_Text"><text:span text:style-name="T2">getByName</text:span></text:span><text:span text:style-name="Source_20_Text">(</text:span><text:span text:style-name="Source_20_Text">String</text:span><text:span text:style-name="Source_20_Text"> host)</text:span> <text:line-break/>          在给定主机名的情况下确定主机的 IP 地址。</text:p>
          </table:table-cell>
        </table:table-row>
      </table:table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2S</meta:editing-duration>
    <meta:editing-cycles>3</meta:editing-cycles>
    <meta:generator>LibreOffice/5.3.0.3$Windows_X86_64 LibreOffice_project/7074905676c47b82bbcfbea1aeefc84afe1c50e1</meta:generator>
    <dc:date>2018-01-06T23:00:35.928000000</dc:date>
    <meta:document-statistic meta:table-count="4" meta:image-count="0" meta:object-count="0" meta:page-count="1" meta:paragraph-count="21" meta:word-count="164" meta:character-count="489" meta:non-whitespace-character-count="426"/>
    <meta:user-defined meta:name="Info 1"/>
    <meta:user-defined meta:name="Info 2"/>
    <meta:user-defined meta:name="Info 3"/>
    <meta:user-defined meta:name="Info 4"/>
  </office:meta>
</office:document-meta>
</file>